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68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c513" style:font-weight-asian="bold" style:font-weight-complex="bold"/>
    </style:style>
    <style:style style:name="T28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2" style:family="text">
      <style:text-properties style:font-name="Cantarell" fo:font-size="10pt" style:font-size-asian="10pt" style:font-style-asian="normal" style:font-size-complex="10pt" style:font-style-complex="normal"/>
    </style:style>
    <style:style style:name="T43" style:family="text">
      <style:text-properties officeooo:rsid="0015c513"/>
    </style:style>
    <style:style style:name="T44" style:family="text">
      <style:text-properties officeooo:rsid="001d5a3d"/>
    </style:style>
    <style:style style:name="T45" style:family="text">
      <style:text-properties officeooo:rsid="001dda30"/>
    </style:style>
    <style:style style:name="T46" style:family="text">
      <style:text-properties officeooo:rsid="0024c9e0"/>
    </style:style>
    <style:style style:name="T47" style:family="text">
      <style:text-properties officeooo:rsid="002be5ff"/>
    </style:style>
    <style:style style:name="T48" style:family="text">
      <style:text-properties officeooo:rsid="002d1f21"/>
    </style:style>
    <style:style style:name="T49" style:family="text">
      <style:text-properties officeooo:rsid="002e0aff"/>
    </style:style>
    <style:style style:name="T50" style:family="text">
      <style:text-properties officeooo:rsid="0034b9c9"/>
    </style:style>
    <style:style style:name="T51" style:family="text">
      <style:text-properties officeooo:rsid="00370854"/>
    </style:style>
    <style:style style:name="T52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3" style:family="text">
      <style:text-properties officeooo:rsid="003a6282"/>
    </style:style>
    <style:style style:name="T54" style:family="text">
      <style:text-properties officeooo:rsid="003a840d"/>
    </style:style>
    <style:style style:name="T55" style:family="text">
      <style:text-properties officeooo:rsid="003fb76a"/>
    </style:style>
    <style:style style:name="T56" style:family="text">
      <style:text-properties officeooo:rsid="0041adb0"/>
    </style:style>
    <style:style style:name="T57" style:family="text">
      <style:text-properties officeooo:rsid="00441fbb"/>
    </style:style>
    <style:style style:name="T58" style:family="text">
      <style:text-properties officeooo:rsid="004800c4"/>
    </style:style>
    <style:style style:name="T59" style:family="text">
      <style:text-properties officeooo:rsid="0049410b"/>
    </style:style>
    <style:style style:name="T60" style:family="text">
      <style:text-properties officeooo:rsid="004b659b"/>
    </style:style>
    <style:style style:name="T61" style:family="text">
      <style:text-properties officeooo:rsid="004fe3eb"/>
    </style:style>
    <style:style style:name="T62" style:family="text">
      <style:text-properties officeooo:rsid="0051f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53">Â</text:span>ngelo Ocan<text:span text:style-name="T53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Address:</text:p>
          </table:table-cell>
          <table:table-cell table:style-name="Table1.A1" office:value-type="string">
            <text:p text:style-name="P3">Nepean, ON</text:p>
          </table:table-cell>
          <table:table-cell table:style-name="Table1.A1" office:value-type="string">
            <text:p text:style-name="P46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42">angeloocana@gmail.com</text:span></text:a></text:p>
          </table:table-cell>
        </table:table-row>
        <table:table-row>
          <table:table-cell table:style-name="Table1.A2" office:value-type="string">
            <text:p text:style-name="P46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6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42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6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6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8">Objective</text:p>
      <text:p text:style-name="P5">Senior Nodejs Full-stack Developer (<text:span text:style-name="T62">Javascript, </text:span>React, GraphQL, MongoDB <text:span text:style-name="T57">and</text:span> <text:span text:style-name="T56">Docker</text:span>).</text:p>
      <text:p text:style-name="P6"/>
      <text:p text:style-name="P6"/>
      <text:p text:style-name="P39">About Me</text:p>
      <text:p text:style-name="P7">My professional journey started when I was 14 years-old. Since then, I have been passionate about programming. Most recently, I have my <text:span text:style-name="T51">mindset </text:span>on <text:span text:style-name="T55">TDD, Functional Programming, Offline First, Mobile First </text:span></text:p>
      <text:p text:style-name="P8">and Frog Cloud.</text:p>
      <text:p text:style-name="P63"/>
      <text:p text:style-name="P6"/>
      <text:p text:style-name="P40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1">2007 </text:span><text:span text:style-name="T2">- Present</text:span></text:p>
            <text:p text:style-name="P13">Freelancer </text:p>
            <text:p text:style-name="P18"/>
          </table:table-cell>
          <table:table-cell table:style-name="Table2.B1" office:value-type="string">
            <text:p text:style-name="P19"><text:span text:style-name="T27">Senior Full-stack Developer</text:span><text:span text:style-name="T43"> | Lastest P</text:span>rojects:</text:p>
            <text:p text:style-name="P18"/>
            <text:list xml:id="list971183581" text:style-name="L1">
              <text:list-item>
                <text:p text:style-name="P52"><text:a xlink:type="simple" xlink:href="https://angeloocana.com/" text:style-name="Internet_20_link" text:visited-style-name="Visited_20_Internet_20_Link">angeloocana.com</text:a></text:p>
                <text:p text:style-name="P52"><text:span text:style-name="T45">Design and Coding | </text:span>React, <text:span text:style-name="T59">Jest, </text:span>Graphql, Nodejs <text:span text:style-name="T58">and</text:span> <text:span text:style-name="T58">Gatsby</text:span></text:p>
              </text:list-item>
            </text:list>
            <text:p text:style-name="P21"/>
            <text:list xml:id="list202327675208953" text:continue-numbering="true" text:style-name="L1">
              <text:list-item>
                <text:p text:style-name="P64">github.com/polutz/polutz </text:p>
                <text:p text:style-name="P65"><text:span text:style-name="T30">Coding | </text:span><text:span text:style-name="T29">React, </text:span><text:span text:style-name="T39">Mocha, </text:span><text:span text:style-name="T29">Graphql, Nodejs, </text:span><text:span text:style-name="T41">TypeScript</text:span><text:span text:style-name="T29"> </text:span><text:span text:style-name="T37">and Docker</text:span></text:p>
              </text:list-item>
            </text:list>
            <text:p text:style-name="P20"/>
            <text:list xml:id="list202328489978944" text:continue-numbering="true" text:style-name="L1">
              <text:list-item>
                <text:p text:style-name="P64">novoterritorio.azurewebsites.net</text:p>
                <text:p text:style-name="P52"><text:span text:style-name="T45">Coding | D3, </text:span>Angular, Ionic, <text:span text:style-name="T61">TypeScript, Jasmine, </text:span>C#, MongoDB <text:span text:style-name="T50">and MS Azure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4">staffgeist.com</text:p>
                <text:p text:style-name="P54"><text:span text:style-name="T45">Coding | </text:span>Angular, Ionic, <text:span text:style-name="T61">TypeScript, Jasmine, </text:span>C#, MongoDB, <text:span text:style-name="T58">Elasticsearch</text:span> <text:span text:style-name="T58">and MS Azure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4">jumpoverjump.com</text:p>
                <text:p text:style-name="P54"><text:span text:style-name="T45">Design and Coding | </text:span>Angular, Ionic, <text:span text:style-name="T60">Jasmine, </text:span>C#, MongoDB <text:span text:style-name="T50">and MS Azure</text:span></text:p>
              </text:list-item>
            </text:list>
            <text:p text:style-name="P18"/>
            <text:list xml:id="list202327726026287" text:continue-numbering="true" text:style-name="L1">
              <text:list-item>
                <text:p text:style-name="P64">angeloocana.com.br </text:p>
                <text:p text:style-name="P54">Design and Coding | Angular, Ionic, C#, <text:span text:style-name="T50">and MS Azure</text:span></text:p>
              </text:list-item>
            </text:list>
            <text:p text:style-name="P34"/>
          </table:table-cell>
        </table:table-row>
        <table:table-row>
          <table:table-cell table:style-name="Table2.A2" office:value-type="string">
            <text:p text:style-name="P35">2011 – 2015</text:p>
            <text:p text:style-name="P36">POL, Peela, Total On Demand </text:p>
          </table:table-cell>
          <table:table-cell table:style-name="Table2.B2" office:value-type="string">
            <text:p text:style-name="P30"><text:span text:style-name="T54">Lead </text:span>Senior C# Software Developer</text:p>
            <text:p text:style-name="P22"/>
            <text:list xml:id="list3189682305" text:style-name="L2">
              <text:list-item>
                <text:p text:style-name="P66"><text:span text:style-name="T31">D</text:span><text:span text:style-name="T32">evelop</text:span><text:span text:style-name="T38">ed</text:span><text:span text:style-name="T31"> web platform</text:span><text:span text:style-name="T32"> </text:span><text:span text:style-name="T34">for</text:span><text:span text:style-name="T32"> </text:span><text:span text:style-name="T34">S</text:span><text:span text:style-name="T32">mall</text:span><text:span text:style-name="T34">-M</text:span><text:span text:style-name="T32">edium marketing </text:span><text:span text:style-name="T34">and endomarketing</text:span><text:span text:style-name="T32"> campai</text:span><text:span text:style-name="T33">gn</text:span><text:span text:style-name="T34">s, 5-8 projects </text:span><text:span text:style-name="T33">every</text:span><text:span text:style-name="T34"> year</text:span><text:span text:style-name="T32">. </text:span><text:span text:style-name="T35">5K</text:span><text:span text:style-name="T33">-</text:span><text:span text:style-name="T35">9M</text:span><text:span text:style-name="T40">illion</text:span><text:span text:style-name="T35"> </text:span><text:span text:style-name="T33">Users</text:span><text:span text:style-name="T35">.</text:span></text:p>
              </text:list-item>
            </text:list>
            <text:p text:style-name="P23"/>
            <text:list xml:id="list202327635892017" text:continue-numbering="true" text:style-name="L2">
              <text:list-item>
                <text:p text:style-name="P68">Provid<text:span text:style-name="T47">ed</text:span> consultations to extract c<text:span text:style-name="T47">lients</text:span> needs and develop strateg<text:span text:style-name="T47">ies</text:span>, </text:p>
              </text:list-item>
              <text:list-item>
                <text:p text:style-name="P67"><text:span text:style-name="T31">Created</text:span><text:span text:style-name="T28"> </text:span><text:span text:style-name="T31">the</text:span><text:span text:style-name="T36">ir </text:span><text:span text:style-name="T31">own </text:span><text:span text:style-name="T28">e-commerce platform. </text:span></text:p>
              </text:list-item>
            </text:list>
            <text:p text:style-name="P22"/>
            <text:p text:style-name="P12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4"/>
            <text:p text:style-name="P24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5">2010 –2011</text:p>
            <text:p text:style-name="P14">Empresário Cobrança </text:p>
          </table:table-cell>
          <table:table-cell table:style-name="Table2.B2" office:value-type="string">
            <text:p text:style-name="P33"><text:span text:style-name="T8">Lead C</text:span><text:span text:style-name="T1"># Software Developer</text:span></text:p>
            <text:p text:style-name="P22"/>
            <text:list xml:id="list788958175" text:style-name="L3">
              <text:list-item>
                <text:p text:style-name="P58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59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59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59"><text:span text:style-name="T10">Development of </text:span><text:span text:style-name="T1">internal Human Resources systems.</text:span></text:p>
              </text:list-item>
              <text:list-item>
                <text:p text:style-name="P59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59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0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6"/>
            <text:p text:style-name="P10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SQL Server.</text:span></text:p>
            <text:p text:style-name="P14"/>
            <text:p text:style-name="P14"/>
          </table:table-cell>
        </table:table-row>
        <table:table-row>
          <table:table-cell table:style-name="Table2.A2" office:value-type="string">
            <text:p text:style-name="P15">2010 –2010</text:p>
            <text:p text:style-name="P14">Media W </text:p>
          </table:table-cell>
          <table:table-cell table:style-name="Table2.B2" office:value-type="string">
            <text:p text:style-name="P30">C# Software Developer</text:p>
            <text:p text:style-name="P16"/>
            <text:list xml:id="list1358182026" text:style-name="L4">
              <text:list-item>
                <text:p text:style-name="P55"><text:span text:style-name="T46">Developed POS</text:span> Desktop <text:span text:style-name="T47">Terminal </text:span>following government <text:span text:style-name="T47">regulations.</text:span></text:p>
              </text:list-item>
            </text:list>
            <text:p text:style-name="P16"/>
            <text:p text:style-name="P11"><text:span text:style-name="T4">Technologies</text:span><text:span text:style-name="T1">: C#, Windows Forms </text:span><text:span text:style-name="T4">and</text:span><text:span text:style-name="T1"> MySQL</text:span></text:p>
            <text:p text:style-name="P14"/>
            <text:p text:style-name="P14"/>
          </table:table-cell>
        </table:table-row>
        <table:table-row>
          <table:table-cell table:style-name="Table2.A2" office:value-type="string">
            <text:p text:style-name="P15">2008 – 2010</text:p>
            <text:p text:style-name="P14">Upgrade Consultoria </text:p>
          </table:table-cell>
          <table:table-cell table:style-name="Table2.B2" office:value-type="string">
            <text:p text:style-name="P30">Junior C# Software Developer</text:p>
            <text:p text:style-name="P22"/>
            <text:list xml:id="list3534926854" text:style-name="L5">
              <text:list-item>
                <text:p text:style-name="P56">PriManager – Develop<text:span text:style-name="T47">ing</text:span> web platform to manage <text:span text:style-name="T48">large-scale</text:span> construction <text:span text:style-name="T48">environments</text:span>.</text:p>
              </text:list-item>
              <text:list-item>
                <text:p text:style-name="P57">FDE – Web platform <text:span text:style-name="T48">for</text:span> manag<text:span text:style-name="T48">ing</text:span> public schools <text:span text:style-name="T48">in </text:span>São Paulo/BR.</text:p>
              </text:list-item>
              <text:list-item>
                <text:p text:style-name="P61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7"/>
            <text:p text:style-name="P11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 / Action Script </text:span><text:span text:style-name="T4">and</text:span><text:span text:style-name="T1"> SQL Server.</text:span></text:p>
            <text:p text:style-name="P25"/>
            <text:p text:style-name="P25"/>
          </table:table-cell>
        </table:table-row>
        <table:table-row>
          <table:table-cell table:style-name="Table2.A2" office:value-type="string">
            <text:p text:style-name="P41">Education</text:p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47">2012 – Present</text:p>
          </table:table-cell>
          <table:table-cell table:style-name="Table2.B2" office:value-type="string">
            <text:p text:style-name="P51">Pluralsight</text:p>
            <text:p text:style-name="P48">Design <text:span text:style-name="T48">and </text:span>Technology </text:p>
            <text:p text:style-name="P45"><text:a xlink:type="simple" xlink:href="https://app.pluralsight.com/profile/ocanaangelo" text:style-name="Internet_20_link" text:visited-style-name="Visited_20_Internet_20_Link"><text:span text:style-name="T52">pluralsight.com/profile/ocanaangelo</text:span></text:a></text:p>
            <text:p text:style-name="P47"/>
          </table:table-cell>
        </table:table-row>
        <table:table-row>
          <table:table-cell table:style-name="Table2.A2" office:value-type="string">
            <text:p text:style-name="P47">2013 – 2014</text:p>
          </table:table-cell>
          <table:table-cell table:style-name="Table2.B2" office:value-type="string">
            <text:p text:style-name="P37"><text:span text:style-name="T26">UNIP</text:span> - Universidade Paulista</text:p>
            <text:p text:style-name="P27">Anal<text:span text:style-name="T49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6">2011 - 2010</text:p>
          </table:table-cell>
          <table:table-cell table:style-name="Table2.B2" office:value-type="string">
            <text:p text:style-name="P26"><text:span text:style-name="T26">FIAP</text:span> –<text:span text:style-name="T44"> Faculdade de Informática e Administração Paulista</text:span></text:p>
            <text:p text:style-name="P27">Anal<text:span text:style-name="T49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8">2007 - 2009</text:p>
          </table:table-cell>
          <table:table-cell table:style-name="Table2.B2" office:value-type="string">
            <text:p text:style-name="P32">FIEB</text:p>
            <text:p text:style-name="P28">Web Design with Emphasis on Digital Media</text:p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B1" office:value-type="string">
            <text:p text:style-name="P42">Languages</text:p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English</text:p>
                  <text:p text:style-name="P29">Fluent</text:p>
                </table:table-cell>
              </table:table-row>
            </table:table>
            <text:p text:style-name="P29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1">Portuguese</text:p>
                  <text:p text:style-name="P29">Native</text:p>
                </table:table-cell>
                <table:table-cell table:style-name="Table3.A1" office:value-type="string">
                  <text:p text:style-name="P50">French</text:p>
                  <text:p text:style-name="P49">Basic</text:p>
                </table:table-cell>
                <table:table-cell table:style-name="Table3.C1" office:value-type="string">
                  <text:p text:style-name="P50">Spanish</text:p>
                  <text:p text:style-name="P49">Proficient</text:p>
                </table:table-cell>
              </table:table-row>
            </table:table>
            <text:p text:style-name="P29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2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0-04T20:23:11.915991597</dc:date>
    <meta:editing-duration>PT2H57M2S</meta:editing-duration>
    <meta:editing-cycles>58</meta:editing-cycles>
    <meta:generator>LibreOffice/5.3.5.2$Linux_X86_64 LibreOffice_project/30m0$Build-2</meta:generator>
    <meta:document-statistic meta:table-count="4" meta:image-count="0" meta:object-count="0" meta:page-count="3" meta:paragraph-count="90" meta:word-count="460" meta:character-count="3223" meta:non-whitespace-character-count="2858"/>
  </office:meta>
</office:document-meta>
</file>